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9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Gill Sans MT_CCJU" fo:font-size="10pt" fo:font-weight="normal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6"/>
      <text:p text:style-name="P6"/>
      <text:p text:style-name="P6"/>
      <text:p text:style-name="P8">%=remLineWhenBlank(referenceProcedureComunication, 2)=%</text:p>
      <text:p text:style-name="P6"/>
      <text:p text:style-name="P6"/>
      <text:p text:style-name="P6">%=titreTiers=%,</text:p>
      <text:p text:style-name="P6"/>
      <text:p text:style-name="P6">%=TEXTE_LETTRE=%</text:p>
      <text:p text:style-name="P6"/>
      <text:p text:style-name="P6">%=SALUTATIONS=%</text:p>
      <text:p text:style-name="P6"/>
      <text:p text:style-name="P6"/>
      <text:p text:style-name="P5">%#include <text:s/>signatures/CCJU/standard#%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Gill Sans MT_CCJU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1.001cm" fo:page-height="29.7cm" style:num-format="1" style:print-orientation="portrait" fo:margin-top="0.79cm" fo:margin-bottom="0.67cm" fo:margin-left="2.499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2-06-06T11:51:47.67</dc:date>
    <meta:printed-by>Hervé Périat</meta:printed-by>
    <meta:print-date>2008-10-01T15:11:18</meta:print-date>
    <dc:language>en-US</dc:language>
    <meta:editing-cycles>48</meta:editing-cycles>
    <meta:editing-duration>PT17H3M26S</meta:editing-duration>
    <meta:document-statistic meta:table-count="1" meta:image-count="0" meta:object-count="0" meta:page-count="1" meta:paragraph-count="9" meta:word-count="12" meta:character-count="221"/>
    <meta:user-defined meta:name="Info 1"/>
    <meta:user-defined meta:name="Info 2"/>
    <meta:user-defined meta:name="Info 3"/>
    <meta:user-defined meta:name="Info 4"/>
  </office:meta>
</office:document-meta>
</file>